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2ddda4"/>
    </style:style>
    <style:style style:name="P3" style:family="paragraph" style:parent-style-name="Standard">
      <style:text-properties style:font-name="Linux Libertine O" officeooo:rsid="002ddda4" officeooo:paragraph-rsid="002ddda4"/>
    </style:style>
    <style:style style:name="P4" style:family="paragraph" style:parent-style-name="Standard">
      <style:text-properties style:font-name="Linux Libertine O" officeooo:rsid="002f63fb" officeooo:paragraph-rsid="002f63fb"/>
    </style:style>
    <style:style style:name="P5" style:family="paragraph" style:parent-style-name="Standard">
      <style:text-properties style:font-name="Linux Libertine O" officeooo:rsid="002f63fb" officeooo:paragraph-rsid="0031db4f"/>
    </style:style>
    <style:style style:name="P6" style:family="paragraph" style:parent-style-name="Standard">
      <style:text-properties style:font-name="Linux Libertine O" officeooo:rsid="002ffa3a" officeooo:paragraph-rsid="002ffa3a"/>
    </style:style>
    <style:style style:name="P7" style:family="paragraph" style:parent-style-name="Standard">
      <style:text-properties style:font-name="Linux Libertine O" officeooo:rsid="00315515" officeooo:paragraph-rsid="00294093"/>
    </style:style>
    <style:style style:name="P8" style:family="paragraph" style:parent-style-name="Standard">
      <style:text-properties style:font-name="Linux Libertine O" officeooo:rsid="00315515" officeooo:paragraph-rsid="0031db4f"/>
    </style:style>
    <style:style style:name="P9" style:family="paragraph" style:parent-style-name="Standard">
      <style:text-properties style:font-name="Linux Libertine O" officeooo:rsid="0031db4f" officeooo:paragraph-rsid="0031db4f"/>
    </style:style>
    <style:style style:name="P10" style:family="paragraph" style:parent-style-name="Standard">
      <style:text-properties officeooo:rsid="002ddda4" officeooo:paragraph-rsid="002ddda4"/>
    </style:style>
    <style:style style:name="P11" style:family="paragraph" style:parent-style-name="Standard">
      <style:text-properties officeooo:rsid="002ddda4" officeooo:paragraph-rsid="0031415a"/>
    </style:style>
    <style:style style:name="P12" style:family="paragraph" style:parent-style-name="Standard">
      <style:text-properties officeooo:paragraph-rsid="002ddda4"/>
    </style:style>
    <style:style style:name="P13" style:family="paragraph" style:parent-style-name="Standard">
      <style:text-properties officeooo:paragraph-rsid="00294093"/>
    </style:style>
    <style:style style:name="P14" style:family="paragraph" style:parent-style-name="Standard">
      <style:text-properties officeooo:rsid="002ffa3a" officeooo:paragraph-rsid="002ffa3a"/>
    </style:style>
    <style:style style:name="P15" style:family="paragraph" style:parent-style-name="Heading">
      <style:text-properties officeooo:rsid="002ddda4" officeooo:paragraph-rsid="0031db4f"/>
    </style:style>
    <style:style style:name="P16" style:family="paragraph" style:parent-style-name="Standard">
      <style:text-properties style:font-name="Linux Libertine O" officeooo:rsid="002ffa3a" officeooo:paragraph-rsid="002ffa3a"/>
    </style:style>
    <style:style style:name="P17" style:family="paragraph" style:parent-style-name="Standard">
      <style:text-properties style:font-name="Linux Libertine O" officeooo:rsid="002ddda4" officeooo:paragraph-rsid="002ddda4"/>
    </style:style>
    <style:style style:name="P18" style:family="paragraph" style:parent-style-name="Standard">
      <style:text-properties style:font-name="Linux Libertine O" officeooo:rsid="002f63fb" officeooo:paragraph-rsid="0031415a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1db4f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2f63fb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294093"/>
    </style:style>
    <style:style style:name="T6" style:family="text">
      <style:text-properties style:font-name="Linux Libertine O" officeooo:rsid="002b9204"/>
    </style:style>
    <style:style style:name="T7" style:family="text">
      <style:text-properties style:font-name="Linux Libertine O" officeooo:rsid="002ddda4"/>
    </style:style>
    <style:style style:name="T8" style:family="text">
      <style:text-properties style:font-name="Linux Libertine O" officeooo:rsid="002f63fb"/>
    </style:style>
    <style:style style:name="T9" style:family="text">
      <style:text-properties style:font-name="Linux Libertine O" officeooo:rsid="0031415a"/>
    </style:style>
    <style:style style:name="T10" style:family="text">
      <style:text-properties style:font-name="Linux Libertine O" officeooo:rsid="00359e2a"/>
    </style:style>
    <style:style style:name="T11" style:family="text">
      <style:text-properties style:font-name="Linux Libertine O" officeooo:rsid="0037c6fc"/>
    </style:style>
    <style:style style:name="T12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3" style:family="text">
      <style:text-properties fo:color="#004586" style:font-name="Linux Libertine O" fo:font-size="18.2000007629395pt" officeooo:rsid="0026eec3" style:font-size-asian="18.2000007629395pt" style:font-size-complex="18.2000007629395pt" style:font-weight-complex="600"/>
    </style:style>
    <style:style style:name="T14" style:family="text">
      <style:text-properties fo:color="#004586" style:font-name="Linux Libertine O" fo:font-size="18.2000007629395pt" officeooo:rsid="002cbf47" style:font-size-asian="18.2000007629395pt" style:font-size-complex="18.2000007629395pt" style:font-weight-complex="600"/>
    </style:style>
    <style:style style:name="T15" style:family="text">
      <style:text-properties fo:color="#004586" style:font-name="Linux Libertine O" fo:font-size="18.2000007629395pt" officeooo:rsid="002ddda4" style:font-size-asian="18.2000007629395pt" style:font-size-complex="18.2000007629395pt" style:font-weight-complex="600"/>
    </style:style>
    <style:style style:name="T16" style:family="text">
      <style:text-properties fo:color="#004586" style:font-name="Linux Libertine O" fo:font-size="18.2000007629395pt" fo:font-weight="bold" officeooo:rsid="002ddda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7" style:family="text">
      <style:text-properties officeooo:rsid="002b9204"/>
    </style:style>
    <style:style style:name="T18" style:family="text">
      <style:text-properties officeooo:rsid="002ddda4"/>
    </style:style>
    <style:style style:name="T19" style:family="text">
      <style:text-properties officeooo:rsid="0031415a"/>
    </style:style>
    <style:style style:name="T20" style:family="text">
      <style:text-properties officeooo:rsid="0031db4f"/>
    </style:style>
    <style:style style:name="T21" style:family="text">
      <style:text-properties officeooo:rsid="0033f6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6">Moussaka-style mince</text:span><text:span text:style-name="T12"> (</text:span><text:span text:style-name="T13">8</text:span><text:span text:style-name="T12"> portions; </text:span><text:span text:style-name="T14">1hr </text:span><text:span text:style-name="T15">15m</text:span><text:span text:style-name="T12">)</text:span></text:h>
      <text:p text:style-name="P12"><text:span text:style-name="T7">Original version: </text:span><text:a xlink:type="simple" xlink:href="https://www.bbcgoodfood.com/recipes/hob-table-moussaka" text:style-name="Internet_20_link" text:visited-style-name="Visited_20_Internet_20_Link"><text:span text:style-name="T7">https://www.bbcgoodfood.com/recipes/hob-table-moussaka</text:span></text:a></text:p>
      <text:p text:style-name="P14"><text:span text:style-name="T7">G</text:span><text:span text:style-name="T4">ood served with rice and a couple of wholemeal/seeded flatbreads per person.</text:span></text:p>
      <text:p text:style-name="P6"/>
      <text:p text:style-name="Heading"><text:span text:style-name="T1">For the </text:span><text:span text:style-name="T2">pot</text:span></text:p>
      <text:p text:style-name="P1">2 <text:span text:style-name="T18">large </text:span>red onions</text:p>
      <text:p text:style-name="P1"><text:span text:style-name="T17">2-3 cloves</text:span> garlic</text:p>
      <text:p text:style-name="P2"><text:span text:style-name="T18">4</text:span><text:span text:style-name="T17"> tbsp</text:span> olive oil for frying</text:p>
      <text:p text:style-name="P13"><text:span text:style-name="T7">1k</text:span><text:span text:style-name="T5">g lean minced </text:span><text:span text:style-name="T7">lamb</text:span></text:p>
      <text:p text:style-name="P13"><text:span text:style-name="T7">2</text:span><text:span text:style-name="T5"> tin</text:span><text:span text:style-name="T7">s</text:span><text:span text:style-name="T5"> </text:span><text:span text:style-name="T7">chickpeas</text:span></text:p>
      <text:p text:style-name="P2"><text:span text:style-name="T18">2</text:span><text:span text:style-name="T4"> tin</text:span><text:span text:style-name="T18">s</text:span><text:span text:style-name="T4"> peeled plum tomatoes</text:span></text:p>
      <text:p text:style-name="P10"><text:span text:style-name="T7">1 </text:span><text:span text:style-name="T4">aubergine </text:span><text:span text:style-name="T10">(or 1 courgette)</text:span></text:p>
      <text:p text:style-name="P3">3 tbsp tomato puree</text:p>
      <text:p text:style-name="P3">2 tsp ground cinnamon</text:p>
      <text:p text:style-name="P4">salt and pepper</text:p>
      <text:p text:style-name="P7"/>
      <text:p text:style-name="P1"/>
      <text:p text:style-name="P12"><text:span text:style-name="T6">Chop</text:span><text:span text:style-name="T5"> the garlic </text:span><text:span text:style-name="T7">and</text:span><text:span text:style-name="T5"> onions </text:span><text:span text:style-name="T7">finely</text:span><text:span text:style-name="T5">, and </text:span><text:span text:style-name="T7">chop the aubergine into 2cm chunks.</text:span></text:p>
      <text:p text:style-name="P3">Heat the oil, fry the garlic and onion for <text:span text:style-name="T21">5 min or until soft</text:span>, then add the mince (seasoned with a bit of salt to taste) and fry until it browns.</text:p>
      <text:p text:style-name="P3"/>
      <text:p text:style-name="P11"><text:span text:style-name="T4">Drain the chickpeas, and add them to the mince along with the tomatoes, </text:span><text:span text:style-name="T9">a can of hot water, </text:span><text:span text:style-name="T4">aubergine, </text:span><text:span text:style-name="T8">puree, cinnamon, and pepper to taste.</text:span></text:p>
      <text:p text:style-name="P11"><text:span text:style-name="T8">Break up the tomatoes, </text:span><text:span text:style-name="T11">bring to the boil, then</text:span><text:span text:style-name="T8"> simmer for 45-</text:span><text:span text:style-name="T9">55</text:span><text:span text:style-name="T8"> minutes.</text:span></text:p>
      <text:p text:style-name="P18"/>
      <text:p text:style-name="P18"/>
      <text:p text:style-name="P15"><text:span text:style-name="T3">For the </text:span><text:span text:style-name="T2">table serving</text:span></text:p>
      <text:p text:style-name="P5">chopped fresh or dried mint</text:p>
      <text:p text:style-name="P5">25g feta cheese per portion (200g total)</text:p>
      <text:p text:style-name="P8">2 flatbreads per person</text:p>
      <text:p text:style-name="P8"/>
      <text:p text:style-name="P8"/>
      <text:p text:style-name="P6">About 10 min before <text:span text:style-name="T20">the lamb is</text:span><text:span text:style-name="T19"> ready, put the flatbreads on a baking tray and sprinkle with water both sides. Warm on Gas 4 until the food is served.</text:span></text:p>
      <text:p text:style-name="P6"/>
      <text:p text:style-name="P9">Cut the feta into small chunks.</text:p>
      <text:p text:style-name="P6"/>
      <text:p text:style-name="P9">Dish the rice and lamb, then sprinkle some mint and the feta on top. (Can be done at table.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11-13T18:23:06.032955674</dc:date>
    <meta:editing-duration>PT1H26M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22" meta:character-count="1226" meta:non-whitespace-character-count="1029"/>
  </office:meta>
</office:document-meta>
</file>